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1-1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2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06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02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0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2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2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0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26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03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19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0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23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01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02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9-27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9-1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8-1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2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1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08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22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27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11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13 0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0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29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2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05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29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08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08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0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0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2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25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03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23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31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7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25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0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0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4-1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3-2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3-0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3-0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6-01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5-12-16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5-12-09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5-12-03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95G2</text:p>
          </table:table-cell>
          <table:table-cell office:value-type="string" calcext:value-type="string">
            <text:p>Smokemont Ranger Station</text:p>
          </table:table-cell>
          <table:table-cell office:value-type="string" calcext:value-type="string">
            <text:p>2015-12-0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0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42" meta:object-count="0"/>
    <meta:user-defined meta:name="AppVersion">3.0</meta:user-defined>
  </office:meta>
</office:document-meta>
</file>